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pgave 4A:</text:p>
      <text:p text:style-name="Standard"/>
      <text:p text:style-name="Standard">create recursive view PeopleToPeople(pf, ps, path) as</text:p>
      <text:p text:style-name="Standard">(</text:p>
      <text:p text:style-name="Standard">SELECT<text:tab/>s1.person, s2.person, array[s1.person, s2.person]</text:p>
      <text:p text:style-name="Standard">FROM<text:tab/><text:tab/>Selskapsinfo s1, Selskapsinfo s2</text:p>
      <text:p text:style-name="Standard">WHERE <text:tab/>s1.person == 'Olav Thorsen' </text:p>
      <text:p text:style-name="Standard"><text:tab/><text:tab/>and s1.person != s2.person</text:p>
      <text:p text:style-name="Standard"><text:tab/><text:tab/>and s1.selskap == s2.selskap</text:p>
      <text:p text:style-name="Standard">UNION ALL<text:tab/></text:p>
      <text:p text:style-name="Standard">SELECT<text:tab/>p.pf, s2.person, p. path || p2.person</text:p>
      <text:p text:style-name="Standard">FROM<text:tab/><text:tab/>PeopleToPeople p, Selskapsinfo s1, Selskapsinfo s2</text:p>
      <text:p text:style-name="Standard">WHERE<text:tab/>p.ps != 'Celina Monsen' --Rekursjonen stopper om siste person er Celina Monsen</text:p>
      <text:p text:style-name="Standard"><text:tab/><text:tab/>and p.ps != s1.person --Rekursjonen stopper om siste person er Olav Thorsen</text:p>
      <text:p text:style-name="Standard"><text:tab/><text:tab/>and s1.selskap == s2.selskap –Sørger for at alle personer er med i samme forening</text:p>
      <text:p text:style-name="Standard"><text:tab/><text:tab/>and s1.person != s2.person</text:p>
      <text:p text:style-name="Standard"><text:tab/><text:tab/>and s2.person != All(p.path); --Legger ikke til mennesker som allerede er i pathen</text:p>
      <text:p text:style-name="Standard">)</text:p>
      <text:p text:style-name="Standard"/>
      <text:p text:style-name="Standard">SELECT </text:p>
      <text:p text:style-name="Standard"><text:tab/>CASE </text:p>
      <text:p text:style-name="Standard"><text:tab/>WHEN ps != 'Celina Monsen' THEN 0</text:p>
      <text:p text:style-name="Standard"><text:tab/>ELSE ps = 'Celina Monsen' THEN array_length(path);</text:p>
      <text:p text:style-name="Standard"><text:tab/><text:span text:style-name="T1">//Kan også være: ELSE ps = 'Celina Monsen' THEN array_length(path);</text:span></text:p>
      <text:p text:style-name="Standard"><text:tab/>END</text:p>
      <text:p text:style-name="Standard">FROM PeopleToPeople;</text:p>
      <text:p text:style-name="Standard"/>
      <text:p text:style-name="P1">OPPGAVE 4B:</text:p>
      <text:p text:style-name="Standard"/>
      <text:p text:style-name="Standard">CREATE RECURSIVE VIEW Sykel(pf, ps, personer, rolle) as</text:p>
      <text:p text:style-name="Standard">(</text:p>
      <text:p text:style-name="Standard"><text:tab/>SELECT <text:tab/>p1.person, p2.person, array[p1.person, p2.person], array[p1.rolle, p2.rolle]</text:p>
      <text:p text:style-name="Standard"><text:tab/>FROM <text:tab/>Selskapsinfo si1, Selskapsinfo si2</text:p>
      <text:p text:style-name="Standard"><text:tab/>WHERE <text:tab/>s1.forening = s2.forening</text:p>
      <text:p text:style-name="Standard"><text:tab/><text:tab/><text:tab/>and s1.person != s2.person</text:p>
      <text:p text:style-name="Standard"><text:tab/><text:tab/><text:tab/>and array_length(p1.person, 1) &gt;= 3 </text:p>
      <text:p text:style-name="Standard"><text:tab/><text:tab/><text:tab/>and array_length(p1.person, 1) &lt;= <text:s/>5;</text:p>
      <text:p text:style-name="Standard"><text:tab/>UNION ALL </text:p>
      <text:p text:style-name="Standard"><text:tab/>SELECT <text:tab/>c.pf, s2.person, c.person || s2.person, c.rolle || s2.rolle</text:p>
      <text:p text:style-name="Standard"><text:tab/>FROM<text:tab/><text:tab/>Sykel c, Selskapsinfo si1, Selskapsinfo si2</text:p>
      <text:p text:style-name="Standard"><text:tab/>WHERE<text:tab/>c.ps = s1. Person</text:p>
      <text:p text:style-name="Standard"><text:tab/><text:tab/><text:tab/>and s1.forening = s2.forening</text:p>
      <text:p text:style-name="Standard"><text:tab/><text:tab/><text:tab/>and s1.forening != s2.forening</text:p>
      <text:p text:style-name="Standard"><text:tab/><text:tab/><text:tab/>and s2.rolle != all(c.rolle)</text:p>
      <text:p text:style-name="Standard"><text:tab/><text:tab/><text:tab/>and s2.person != all(c.person)</text:p>
      <text:p text:style-name="Standard">)</text:p>
      <text:p text:style-name="Standard"/>
      <text:p text:style-name="Standard">SELECT personer</text:p>
      <text:p text:style-name="Standard">FROM Syke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ndy Madeleine Svendsen</meta:initial-creator>
    <meta:creation-date>2016-03-11T09:26:47.48</meta:creation-date>
    <dc:date>2016-03-11T10:41:22</dc:date>
    <dc:creator>Cindy Madeleine Svendsen</dc:creator>
    <meta:editing-duration>PT1H14M28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1" meta:paragraph-count="44" meta:word-count="223" meta:character-count="1552"/>
  </office:meta>
</office:document-meta>
</file>